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291in" fo:border-left="none" fo:border-right="none" fo:border-top="none" fo:border-bottom="0.0138in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0.9217in" fo:margin-right="0in" fo:text-indent="0in" style:auto-text-indent="false"/>
    </style:style>
    <style:style style:name="P10" style:family="paragraph" style:parent-style-name="List">
      <style:paragraph-properties fo:margin-left="1.1807in" fo:margin-right="0in" fo:text-indent="-0.2575in" style:auto-text-indent="false">
        <style:tab-stops>
          <style:tab-stop style:position="0.2618in"/>
        </style:tab-stops>
      </style:paragraph-properties>
    </style:style>
    <style:style style:name="P11" style:family="paragraph" style:parent-style-name="List">
      <style:paragraph-properties fo:margin-top="0in" fo:margin-bottom="0.0835in" fo:background-color="transparent">
        <style:background-image/>
      </style:paragraph-properties>
    </style:style>
    <style:style style:name="P12" style:family="paragraph" style:parent-style-name="Contents_20_2">
      <style:paragraph-properties>
        <style:tab-stops>
          <style:tab-stop style:position="0in"/>
        </style:tab-stops>
      </style:paragraph-properties>
    </style:style>
    <style:style style:name="P13" style:family="paragraph" style:parent-style-name="Contents_20_1">
      <style:paragraph-properties>
        <style:tab-stops>
          <style:tab-stop style:position="0in"/>
          <style:tab-stop style:position="1.1811in"/>
        </style:tab-stops>
      </style:paragraph-properties>
    </style:style>
    <style:style style:name="P14" style:family="paragraph" style:parent-style-name="Heading_20_TOC" style:master-page-name="Index">
      <style:paragraph-properties style:page-number="1"/>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0.439in" svg:y="0.1453in" svg:width="3.0118in" svg:height="1.6492in" draw:z-index="0"><draw:image xlink:href="../sogo.png" xlink:type="simple" xlink:show="embed" xlink:actuate="onLoad"/></draw:frame></text:p>
      <text:p text:style-name="P3"/>
      <text:p text:style-name="P3"/>
      <text:p text:style-name="P3"/>
      <text:p text:style-name="P3"/>
      <text:p text:style-name="P5"/>
      <text:p text:style-name="P7">SOGo – Inverse Edition 1.3.3</text:p>
      <text:p text:style-name="P6">Mobile Devices Configuration Guide</text:p>
      <text:p text:style-name="P3"/>
      <text:p text:style-name="P18">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3 – September 2010</text:p>
      <text:p text:style-name="Standard"/>
      <text:p text:style-name="Standard"/>
      <text:p text:style-name="P4"><draw:frame draw:style-name="fr2" draw:name="graphics3" text:anchor-type="as-char" svg:y="0in" svg:width="3.4701in" svg:height="0.7409in" draw:z-index="1"><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Funambol SyncML Client <text:s text:c="2"/><text:tab/>4</text:p>
          <text:p text:style-name="P12">NextHaus SyncJe <text:s text:c="2"/><text:tab/>4</text:p>
          <text:p text:style-name="P12">Synthesis SyncML Client <text:s text:c="2"/><text:tab/>5</text:p>
          <text:p text:style-name="P13">Chapter 4<text:tab/>Configuration <text:s text:c="2"/><text:tab/>6</text:p>
          <text:p text:style-name="P12">Funambol SyncML Client <text:s text:c="2"/><text:tab/>6</text:p>
          <text:p text:style-name="P12">NextHaus SyncJe <text:s text:c="2"/><text:tab/>7</text:p>
          <text:p text:style-name="P12">Synthesis SyncML Client <text:s text:c="2"/><text:tab/>8</text:p>
          <text:p text:style-name="P12">Apple iPhone OS <text:s text:c="2"/><text:tab/>9</text:p>
          <text:p text:style-name="P13">Chapter 5<text:tab/>Additional Information <text:s text:c="2"/><text:tab/>10</text:p>
          <text:p text:style-name="P13">Chapter 6<text:tab/>Commercial Support and Contact Information <text:s text:c="2"/><text:tab/>11</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and iPod touch).</text:p>
      <text:p text:style-name="Standard">The instructions are based on version 1.3.3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7" text:outline-level="2">Apple iPhone OS</text:h>
      <text:p text:style-name="Standard">Starting from iPhone OS 3.0, Apple has added CalDAV support to the calendar application included in the iPhone OS.</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it should <text:span text:style-name="T6">http://sogo.domain.com/SOGo/dav/your_username</text:span></text:p>
      <text:p text:style-name="P8"/>
      <text:p text:style-name="Standard">On iPhone 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p text:style-name="Standard">If you want to synchronize contacts with Apple iPhone / iPod, you must install the Funambol client and configure the <text:span text:style-name="T6">sogo-card</text:span> source. Since iPhone OS 4, you can also use the native address book application with SOGo using the CardDAV protocol.</text:p>
      <text:p text:style-name="Standard">In order to make this work, you must add a new VirtualHost configuration section in your Apache configuration file in order to listen on port 8843 and handle requests coming from iPhone devices.</text:p>
      <text:p text:style-name="Standard">The VirtualHost should be defined like :</text:p>
      <text:p text:style-name="Code">&lt;VirtualHost *:8843&gt;</text:p>
      <text:p text:style-name="Code"><text:s text:c="2"/>RewriteEngine Off</text:p>
      <text:p text:style-name="Code"><text:s text:c="2"/>SSLEngine on</text:p>
      <text:p text:style-name="Code"><text:s text:c="2"/>SSLCipherSuite ALL:!ADH:!EXPORT56:RC4+RSA:+HIGH:+MEDIUM:+LOW:+SSLv2:+EXP</text:p>
      <text:p text:style-name="Code"><text:s text:c="2"/>SSLCertificateFile /usr/lib/ssl/misc/YOUCERT.crt</text:p>
      <text:p text:style-name="Code"><text:s text:c="2"/>SSLCertificateKeyFile /usr/lib/ssl/misc/YOURKEY.key</text:p>
      <text:p text:style-name="Code"><text:s text:c="2"/>SSLCACertificateFile /usr/lib/ssl/misc/demoCA/cacert.pem</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text:soft-page-break/></text:p>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43"</text:p>
      <text:p text:style-name="Code"><text:s text:c="4"/>RequestHeader set "x-webobjects-server-name" "acme.com:8843"</text:p>
      <text:p text:style-name="Code"><text:s text:c="4"/>RequestHeader set "x-webobjects-server-url" "https://acme.com:8843"</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9-2010 Inverse inc.<text:tab/><text:chapter text:display="name" text:outline-level="1">Introduction</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74</meta:editing-cycles>
    <meta:editing-duration>PT03H10M41S</meta:editing-duration>
    <dc:date>2010-09-22T08:16:36</dc:date>
    <meta:document-statistic meta:table-count="0" meta:image-count="2" meta:object-count="0" meta:page-count="15" meta:paragraph-count="182" meta:word-count="2080" meta:character-count="13871"/>
    <dc:creator>Francis Lachapelle</dc:creator>
    <meta:user-defined meta:name="Info 1"/>
    <meta:user-defined meta:name="Info 2"/>
    <meta:user-defined meta:name="Info 3"/>
    <meta:user-defined meta:name="Info 4"/>
  </office:meta>
</office:document-meta>
</file>